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9c2a"/>
    </style:style>
    <style:style style:name="P2" style:family="paragraph" style:parent-style-name="Heading_20_3">
      <style:text-properties officeooo:paragraph-rsid="000e5504"/>
    </style:style>
    <style:style style:name="P3" style:family="paragraph" style:parent-style-name="Text_20_body">
      <style:text-properties officeooo:paragraph-rsid="000e5504"/>
    </style:style>
    <style:style style:name="P4" style:family="paragraph" style:parent-style-name="Text_20_body">
      <style:text-properties officeooo:paragraph-rsid="0010b8e7"/>
    </style:style>
    <style:style style:name="P5" style:family="paragraph" style:parent-style-name="Standard">
      <style:text-properties officeooo:paragraph-rsid="0019cb7e"/>
    </style:style>
    <style:style style:name="P6" style:family="paragraph" style:parent-style-name="Text_20_body">
      <style:text-properties officeooo:paragraph-rsid="001450b3"/>
    </style:style>
    <style:style style:name="P7" style:family="paragraph" style:parent-style-name="Text_20_body">
      <style:text-properties officeooo:paragraph-rsid="00172e9c"/>
    </style:style>
    <style:style style:name="P8" style:family="paragraph" style:parent-style-name="Text_20_body">
      <style:text-properties officeooo:paragraph-rsid="0019cb7e"/>
    </style:style>
    <style:style style:name="T1" style:family="text">
      <style:text-properties officeooo:rsid="000c9c2a"/>
    </style:style>
    <style:style style:name="T2" style:family="text">
      <style:text-properties officeooo:rsid="000e5504"/>
    </style:style>
    <style:style style:name="T3" style:family="text">
      <style:text-properties officeooo:rsid="0010b8e7"/>
    </style:style>
    <style:style style:name="T4" style:family="text">
      <style:text-properties officeooo:rsid="001450b3"/>
    </style:style>
    <style:style style:name="T5" style:family="text">
      <style:text-properties officeooo:rsid="001544fe"/>
    </style:style>
    <style:style style:name="T6" style:family="text">
      <style:text-properties officeooo:rsid="00172e9c"/>
    </style:style>
    <style:style style:name="T7" style:family="text">
      <style:text-properties officeooo:rsid="0018ab36"/>
    </style:style>
    <style:style style:name="T8" style:family="text">
      <style:text-properties officeooo:rsid="00051641"/>
    </style:style>
    <style:style style:name="T9" style:family="text">
      <style:text-properties officeooo:rsid="001b5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Segunda Historia: "Los Ecos del Pasado"</text:span></text:h>
      <text:p text:style-name="P3"><text:span text:style-name="Strong_20_Emphasis"/></text:p>
      <text:p text:style-name="P3"><text:span text:style-name="Strong_20_Emphasis">"Lo que la vida pued</text:span><text:span text:style-name="Strong_20_Emphasis"><text:span text:style-name="T2">a</text:span></text:span><text:span text:style-name="Strong_20_Emphasis"> recordar trascendera las barreras del tiempo"</text:span></text:p>
      <text:p text:style-name="P3"><text:span text:style-name="Strong_20_Emphasis"/></text:p>
      <text:p text:style-name="Text_20_body">Elara decid<text:span text:style-name="T1">io</text:span> volver al exterior, quería volver a <text:span text:style-name="T1">ver</text:span> la ciudad<text:span text:style-name="T1">.</text:span></text:p>
      <text:p text:style-name="P1"><text:span text:style-name="T1">Camino</text:span> despacio por las calles silenciosas de la ciudad en ruinas, sintiendo cómo cada piedra y cada estructura derruida contenía las huellas de quienes habían vivido allí mucho antes que ella. El aire estaba impregnado de un aroma tenue a polvo y tiempo, como si la historia misma flotara en el ambiente, esperando ser leída por quien tuviera la paciencia de escuchar.</text:p>
      <text:p text:style-name="Text_20_body">Con cada paso, su mirada se perdía entre las casas desmoronadas, las columnas caídas, los restos de un mundo que alguna vez había sido vibrante y lleno de vida. No pudo evitar la tentación de cruzar el umbral de una de aquellas viviendas. El interior estaba casi intacto, salvo por el polvo que cubría los muebles y la luz tenue que entraba a través de las grietas en las paredes. Avanzó por un pasillo angosto y encontró una habitación con un lecho de piedra y restos de tela deshilachada. Al lado, una mesa de madera carcomida donde aún yacían fragmentos de pergaminos, dibujos desvanecidos por el tiempo.</text:p>
      <text:p text:style-name="Text_20_body">Observó los objetos cotidianos dispersos en las estanterías, los restos de vasijas, herramientas, libros encuadernados en cuero marchito. Aquí, alguna vez, una familia había compartido risas y penas, había amado y temido, había soñado con un futuro que nunca llegó. Sus manos recorrieron los bordes de los objetos con una reverencia silenciosa. Era una intrusa en las vidas de otros, una visitante tardía en una historia olvidada.</text:p>
      <text:p text:style-name="Text_20_body">Un pensamiento oscuro se deslizó en su mente. ¿Qué importaban todas estas vidas ahora? Todos aquellos que habían vivido en esta ciudad, con sus alegrías y sus tragedias, habían desaparecido. Sus risas se habían perdido en el viento, sus llantos en la tierra. Sus esperanzas, sus ambiciones, sus luchas… ¿qué quedaba de todo ello ahora? El tiempo había borrado sus nombres, sus rostros, sus historias. El tiempo lo borraría todo, también a ella.</text:p>
      <text:p text:style-name="Text_20_body">Elara sintió una punzada en el pecho. No importaba si vivía cien años o mil. Había un punto en el futuro en el que ella ya no existiría. Un día, sus recuerdos se desvanecerían, su voz se apagaría, y todo lo que fue se convertiría en polvo. Si así era el destino de toda existencia, ¿qué sentido tenía vivir? ¿Para qué luchar, si al final todo era olvidado?</text:p>
      <text:p text:style-name="Text_20_body">Caminó por la calle central, observando los restos de lo que en su tiempo debieron ser majestuosos edificios. Acquanthis, la ciudad de los prodigios científicos, de la sabiduría sin igual. Nada de su esplendor había perdurado. Sus artefactos asombrosos, sus conocimientos avanzados, sus innovaciones… todo estaba reducido a escombros.</text:p>
      <text:p text:style-name="Text_20_body">La humanidad avanzaba, construía, innovaba, y el tiempo lo sepultaba. ¿De qué servía el conocimiento si al final todo desaparecía? Las generaciones futuras no recordarían sus nombres, sus logros. Todo lo que hicieron, todo lo que soñaron, se perdería, como si nunca hubiera existido.</text:p>
      <text:p text:style-name="Text_20_body"><text:soft-page-break/>Elara sintió el peso de estas preguntas como una losa sobre su pecho. Sus pasos la llevaron hasta la plaza central. La mañana era magnífica, y por un instante, el sol cálido sobre su piel pareció disipar la bruma de su mente. Inspiró hondo, dejando que la brisa fresca le despejara los pensamientos sombríos. La luz del sol jugaba entre las hojas de los árboles frutales que adornaban las calles. Entre las ruinas, la vida aún persistía. Frutas maduras colgaban de las ramas, ofreciendo su dulzura sin importar que la ciudad estuviera desierta. Como un acto reflejo, Elara tomó una entre sus manos y mordió su pulpa jugosa, saboreando el presente.</text:p>
      <text:p text:style-name="Text_20_body">Se permitió unos minutos para disfrutar de la calma del momento. La naturaleza no se había detenido ante la caída de la ciudad. La vida encontraba su camino, incluso entre los vestigios de lo que una vez fue.</text:p>
      <text:p text:style-name="Text_20_body">Mientras comía, su mirada se dirigió a una torre alta, aún en pie. Desde allí, tendría una vista panorámica de la ciudad y tal vez podría entender mejor su distribución. Sin dudarlo, se dirigió hacia ella y comenzó a ascender. <text:span text:style-name="T5">L</text:span>a estructura parecía firme<text:span text:style-name="T5"> y a</text:span>l llegar a la cima, la vista la dejó sin aliento.</text:p>
      <text:p text:style-name="Text_20_body">Desde esa altura, pudo contemplar la inmensidad de las ruinas. La ciudad estaba dividida en sectores conectados por calles que serpenteaban entre jardines y campos. Un sistema de acueductos aún visible recorría la ciudad, testimonio de la inteligencia y el orden con que había sido diseñada. Elara se dio cuenta de que Acquanthis no solo había sido un centro de conocimiento, sino también de armonía con la naturaleza. Quizás, después de todo, algo de su esencia aún permanecía.</text:p>
      <text:p text:style-name="Text_20_body">Al bajar la escalera, notó que esta continuaba descendiendo en espiral hacia el subsuelo. Algo en su interior le decía que debía seguir explorando. Con pasos cautelosos, comenzó a descender, sintiendo cómo el aire se volvía más denso y frío a medida que se adentraba en la oscuridad. La luz de la superficie se desvaneció tras ella y el silencio se hizo absoluto.</text:p>
      <text:p text:style-name="Text_20_body">Finalmente, sus pies tocaron suelo firme. Frente a ella, una puerta monumental de dos hojas se alzaba, imponente a pesar del tiempo. Aunque el desgaste había mellado su superficie, aún conservaba un aura de grandeza. Las inscripciones en su marco eran casi irreconocibles, pero su presencia misma bastaba para anunciar la importancia de lo que había detrás.</text:p>
      <text:p text:style-name="Text_20_body">Las puertas, antes majestuosas, habían cedido al peso de los siglos y yacían semiabiertas. Más allá, solo oscuridad.</text:p>
      <text:p text:style-name="Text_20_body">El corazón de Elara latía con fuerza. ¿Qué secretos ocultaba aquella sala subterránea? Avanzó un paso, sintiendo el frío del umbral recorrer su piel. Se detuvo un instante, sosteniendo la respiración.</text:p>
      <text:p text:style-name="Text_20_body">Y entonces, cruzó la puerta.</text:p>
      <text:p text:style-name="Standard"/>
      <text:p text:style-name="Standard"/>
      <text:p text:style-name="Horizontal_20_Line"/>
      <text:p text:style-name="Text_20_body"/>
      <text:p text:style-name="Text_20_body"/>
      <text:p text:style-name="Text_20_body"/>
      <text:p text:style-name="Text_20_body"><text:soft-page-break/></text:p>
      <text:p text:style-name="P4"><text:span text:style-name="Strong_20_Emphasis"><text:span text:style-name="T3">Kael, el hombre de Cristal</text:span></text:span></text:p>
      <text:p text:style-name="Text_20_body"/>
      <text:p text:style-name="P6"><text:span text:style-name="Strong_20_Emphasis">"Las ruinas se extendian mas alla de lo que la vista podia alcanzar</text:span><text:span text:style-name="Strong_20_Emphasis"><text:span text:style-name="T9"> ...</text:span></text:span><text:span text:style-name="Strong_20_Emphasis">"</text:span></text:p>
      <text:p text:style-name="P6"><text:span text:style-name="Strong_20_Emphasis"/></text:p>
      <text:p text:style-name="P7">La escalera se extendía frente a Elara apenas distinguible bajo la tenue luz de <text:span text:style-name="T6">unos</text:span> cristales <text:span text:style-name="T6">luminosos </text:span>que bordeaban los escalones<text:span text:style-name="T6"> proyectando un </text:span>resplandor azulado <text:span text:style-name="T6">que </text:span>palpitaba suavemente. </text:p>
      <text:p text:style-name="P7">Más allá de la escalera, la vasta sala se sumía en la oscuridad, un abismo silencioso que parecía contener secretos olvidados por el tiempo.</text:p>
      <text:p text:style-name="Text_20_body">Desde el umbral, Elara contuvo la respiración. Sus ojos intentaron penetrar las sombras, pero la negrura era impenetrable. La incertidumbre la mantenía inmóvil. ¿Qué podría haber oculto en aquel recinto silencioso? Sus dedos rozaron la piedra de la entrada, buscando en la textura fría un ancla para su valor. Y entonces, con un esfuerzo deliberado, avanzó.</text:p>
      <text:p text:style-name="Text_20_body">Apenas su pie cruzó el umbral, la oscuridad se desvaneció en un destello cegador.</text:p>
      <text:p text:style-name="Text_20_body">Una oleada de luz blanca inundó la sala, expandiéndose como una ola de energía latente. Elara se detuvo en seco, su corazón martilleando en su pecho. El resplandor era absoluto, emanando de todas partes y de ninguna en particular. No había lámparas ni antorchas, ninguna fuente visible que justificara la repentina claridad. Y, sin embargo, la sala entera se había revelado ante ella con una nitidez asombrosa.</text:p>
      <text:p text:style-name="Text_20_body">El espacio era vasto, más grande de lo que habría imaginado. Techos altos se alzaban sobre gruesas columnas de mármol, y entre ellas se alineaban mesas y estanterías, algunas intactas, otras cubiertas por la pátina del tiempo. Libros, rollos y pergaminos dormían en sus nichos polvorientos, guardianes silenciosos de un conocimiento perdido.</text:p>
      <text:p text:style-name="Text_20_body">Elara avanzó con cautela, recorriendo el lugar con la mirada. A pesar de la luz, no podía deshacerse de la sensación de que no estaba sola. La sala parecía viva, como si hubiese despertado de un letargo milenario al sentir su presencia. Fue entonces cuando sus ojos se posaron en las mesas de mármol y los cilindros de cristal que reposaban sobre ellas.</text:p>
      <text:p text:style-name="Text_20_body">Se acercó a uno de los cilindros con curiosidad. Su superficie era suave, traslúcida, y contenía en su interior un brillo etéreo, como si una chispa de vida residiera en su interior. Sin poder evitarlo, extendió la mano y lo tocó.</text:p>
      <text:p text:style-name="Text_20_body">Al instante, una figura apareció frente a ella.</text:p>
      <text:p text:style-name="Text_20_body">Elara contuvo el aliento. Era un hombre de porte solemne, vestido con ropajes que oscilaban entre lo familiar y lo extraño. Su boca se movía, emitiendo palabras en un idioma que no reconocía. Pero lo más inquietante era que no la miraba. Sus ojos, vacíos de conciencia, contemplaban algo más allá de su realidad, como si estuviera atrapado en un momento del pasado.</text:p>
      <text:p text:style-name="Text_20_body">No era un hombre real. Tampoco un fantasma.</text:p>
      <text:p text:style-name="Text_20_body"><text:soft-page-break/>Elara retiró la mano de golpe y la figura desapareció. Probó con otro cilindro y ocurrió lo mismo. Diferentes personas, diferentes escenas, todas fragmentos de un tiempo que ya no existía. Era como si aquellas reliquias fueran ventanas a un ayer olvidado, ecos atrapados en el cristal.</text:p>
      <text:p text:style-name="Text_20_body">La magia era poderosa, pero no parecía amenazante.</text:p>
      <text:p text:style-name="Text_20_body">Con una mezcla de asombro y desasosiego, continuó explorando. La sala era un laberinto de columnas y estanterías, cada giro revelando más cilindros, más recuerdos atrapados en cristal. La enormidad del lugar la sobrecogía. ¿Dónde terminaba? ¿Qué más guardaba en sus entrañas?</text:p>
      <text:p text:style-name="Text_20_body">Y entonces lo vio.</text:p>
      <text:p text:style-name="Text_20_body">Oculta tras una estantería, rodeada por un círculo de columnas, una estatua se alzaba en el centro de la sala. Su silueta de cristal azul refulgía con una pureza imposible, intacta, ajena al deterioro del tiempo. No era como las demás figuras erosionadas que había encontrado antes. Su presencia emanaba algo más… algo vivo.</text:p>
      <text:p text:style-name="Text_20_body">Elara se acercó, sus pasos resonando con un eco sordo en la inmensidad de la sala. Observó la estatua con detenimiento. Representaba a un hombre de rostro sereno y mirada profunda, envuelto en túnicas cuyas ondulaciones parecían desafiar la rigidez de la piedra. Sus manos, unidas frente a su pecho, sostenían algo invisible, algo perdido en el tiempo.</text:p>
      <text:p text:style-name="Text_20_body">La fascinación la impulsó a tocarlo.</text:p>
      <text:p text:style-name="Text_20_body">En el instante en que sus dedos rozaron el cristal, una explosión de luz azul la envolvió. Un sonido profundo, como el crujir de un hielo milenario, reverberó en la sala. Grietas de luz serpenteaban por la estatua, latiendo con un resplandor cada vez más intenso. De repente, un pulso recorrió la figura y un sonido estremecedor, como el latido de un corazón olvidado, resonó en su interior.</text:p>
      <text:p text:style-name="Text_20_body">Elara retrocedió, con el aliento atrapado en su garganta.</text:p>
      <text:p text:style-name="Text_20_body">Los ojos de la estatua, antes vacíos, se llenaron de un brillo profundo. Sus labios se separaron, y de ellos escapó un susurro ronco:</text:p>
      <text:p text:style-name="Text_20_body">—¿Dónde… dónde estoy?</text:p>
      <text:p text:style-name="Text_20_body">Elara sintió un escalofrío recorrer su espalda. La voz era real. No era un eco del pasado como los cilindros de cristal. No era un fragmento de historia atrapado en una memoria olvidada. Era algo vivo. Algo que despertaba.</text:p>
      <text:p text:style-name="Text_20_body">La estatua dio un paso adelante.</text:p>
      <text:p text:style-name="Text_20_body">Los crujidos de cristal resonaron con cada movimiento. Su rigidez inicial comenzó a desvanecerse, volviéndose fluida, como si la vida misma estuviera invadiendo su forma inerte. Parpadeó, y su mirada se posó en Elara con desconcierto y urgencia.</text:p>
      <text:p text:style-name="Text_20_body">—¿Aeloria? —murmuró la figura, <text:span text:style-name="T7">con </text:span>su voz cargada de incredulidad—. Has cambiado. ¿Por qué vas así vestida? ¿Qué ha pasado?</text:p>
      <text:p text:style-name="Text_20_body"/>
      <text:p text:style-name="Horizontal_20_Line"/>
      <text:p text:style-name="Text_20_body"><text:soft-page-break/>Elara no pudo responder. No conocía ese nombre, pero el hombre de cristal la miraba con la certeza de quien reconoce a un rostro familiar.</text:p>
      <text:p text:style-name="Text_20_body"/>
      <text:p text:style-name="Text_20_body"/>
      <text:p text:style-name="Text_20_body"/>
      <text:p text:style-name="Horizontal_20_Line"/>
      <text:p text:style-name="Text_20_body"/>
      <text:p text:style-name="P8"><text:span text:style-name="Strong_20_Emphasis">"</text:span><text:span text:style-name="Strong_20_Emphasis"><text:span text:style-name="T9">... </text:span></text:span><text:span text:style-name="Strong_20_Emphasis">pero alguien recordó lo que el mundo había decidido olvidar."</text:span></text:p>
      <text:p text:style-name="Text_20_body"/>
      <text:p text:style-name="P8">Elara observó al hombre de cristal con una mezcla de asombro e incredulidad. Aún no podía creer que la estatua hubiera cobrado vida, que aquellos ojos tallados en la frialdad del cristal ahora la miraran con una expresión tan humana, tan viva. Se sostuvo la respiración un instante antes de atreverse a hablar.</text:p>
      <text:p text:style-name="P8">—Mi nombre es Elara. ¿Quién eres tú?</text:p>
      <text:p text:style-name="P8">El hombre parpadeó, si es que aquella superficie reluciente podía realmente pestañear. La observó con atención renovada, escudriñando cada rasgo de su rostro.</text:p>
      <text:p text:style-name="P8">—¿Elara?—repitió en un murmullo pensativo, como si aquel nombre despertara ecos de un pasado lejano.—Ya veo...</text:p>
      <text:p text:style-name="P8">Su expresión cambió de una tenue curiosidad a un desconcierto palpable.</text:p>
      <text:p text:style-name="P8">—El parecido es asombroso—agregó, y luego, tras una pausa en la que pareció debatirse entre pensamientos enterrados en su memoria, se presentó—. Yo soy Kael.</text:p>
      <text:p text:style-name="P8">Apenas pronunció su nombre, algo en él pareció despertar. Su mirada recorrió la habitación con una nueva urgencia. Columnas rotas, estanterías cubiertas de polvo, libros y papiros carcomidos por el tiempo. Aquello no era lo que esperaba. La incredulidad fue reemplazada por una creciente agitación. Se volvió bruscamente, escudriñando cada rincón con ojos desorbitados.</text:p>
      <text:p text:style-name="P8">—¿Qué ha pasado?—preguntó, con la voz cargada de ansiedad.—¿Dónde está la gente?</text:p>
      <text:p text:style-name="P8">No hubo respuesta. Solo el eco de su propia voz rebotando entre las ruinas. Se giró rápidamente, como si esperara encontrar una figura conocida oculta entre los escombros, pero la realidad le devolvió un vacío aterrador. Caminó de un lado a otro, sus pasos acelerándose con cada latido de su corazón de cristal. Elara lo observó en silencio. No necesitaba palabras para comprender lo que estaba sintiendo: el horror de despertar en un mundo que ya no existía.</text:p>
      <text:p text:style-name="P8">Kael frenó de pronto. El reconocimiento se reflejó en su rostro y, con él, una oleada de tristeza lo envolvió. Sus hombros cayeron, y un peso invisible pareció oprimilo. Sus ojos se fijaron en el suelo, y con un movimiento lento, se dejó caer sobre un bloque de mármol, como si toda su fuerza lo hubiera abandonado.</text:p>
      <text:p text:style-name="P8">Y entonces, una palabra escapó de sus labios, apenas un murmullo, pero cargada de significado:</text:p>
      <text:p text:style-name="P8"><text:soft-page-break/>—La Facción…</text:p>
      <text:p text:style-name="P8">Elara sintió un escalofrío recorrer su espalda. No comprendió del todo a qué se refería, pero en su voz había algo que hablaba de miedo, de traición, de algo oscuro que se había llevado todo lo que alguna vez conoció.</text:p>
      <text:p text:style-name="P8">Fue entonces cuando Kael bajó la vista hacia sus propias manos. Se quedaron suspendidas frente a su rostro como si las estuviera viendo por primera vez. Sus dedos brillaban con la frialdad del cristal, sus palmas eran transparentes, reflejando la luz en destellos quebradizos. Un destello de horror cruzó su rostro.</text:p>
      <text:p text:style-name="P8">—No soy yo…—susurró.</text:p>
      <text:p text:style-name="P8">Sus puños se cerraron con frustración, su expresión <text:span text:style-name="T8">se endurecio</text:span> por un instante antes de llenarse de una infinita tristeza.</text:p>
      <text:p text:style-name="P8">—Soy la copia.</text:p>
      <text:p text:style-name="P8">Elara sintió su corazón apretarse. No sabía qué significaban aquellas palabras, pero su dolor era tangible, casi palpable en el aire.</text:p>
      <text:p text:style-name="P8">De pronto, Kael se levantó con determinación y avanzó hacia la salida con pasos resueltos. No había duda en su movimiento; parecía impulsado por una fuerza interna, por una necesidad desesperada de comprobar una verdad que temía. Elara lo siguió en silencio, sintiendo que no podía dejarlo solo en ese momento.</text:p>
      <text:p text:style-name="P8">Subieron las escaleras con rapidez. Kael tomaba los escalones con energía, y Elara lo seguía de cerca, sin perderlo de vista. Y entonces, al llegar a la salida, el mundo se desplegó ante ellos.</text:p>
      <text:p text:style-name="P8">Kael se detuvo en seco.</text:p>
      <text:p text:style-name="P8">Su respiración, si es que alguna vez la tuvo, pareció desaparecer. Frente a él, la ciudad que una vez conoció había sido reducida a ruinas. No había calles vibrantes, ni rostros familiares, ni voces que llenaran el aire de conversaciones y risas. Solo el viento gimiendo entre los restos de edificios colapsados, entre las cenizas de un mundo perdido.</text:p>
      <text:p text:style-name="P8">Se quedó allí, inmóvil, con los hombros caídos y los brazos colgando a sus costados como si hubieran perdido toda razón de ser. Su mirada estaba vacía, atrapada en la devastación, en la ausencia.</text:p>
      <text:p text:style-name="P8">¿Dónde estaba Kael?</text:p>
      <text:p text:style-name="P8">¿Dónde estaba Aeloria?</text:p>
      <text:p text:style-name="P8">¿Dónde estaban todos?</text:p>
      <text:p text:style-name="P8">Elara sintió un nudo formarse en su garganta. Era un dolor que no le pertenecía, pero que de alguna manera también era suyo. No necesitaba haber conocido a esas personas para comprender lo que Kael sentía. Perderlo todo. Despertar en un mundo que ya no era tuyo. Ver el eco de lo que una vez fue y saber que jamás podría volver a tocarlo.</text:p>
      <text:p text:style-name="P8">Él estaba solo. Pero en ese momento, ella también lo estaba.</text:p>
      <text:p text:style-name="P5"><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10:13:21.116000000</meta:creation-date>
    <dc:date>2025-02-16T15:36:04.478000000</dc:date>
    <meta:editing-duration>PT2H38M51S</meta:editing-duration>
    <meta:editing-cycles>11</meta:editing-cycles>
    <meta:generator>LibreOffice/7.3.5.2$Windows_X86_64 LibreOffice_project/184fe81b8c8c30d8b5082578aee2fed2ea847c01</meta:generator>
    <meta:document-statistic meta:table-count="0" meta:image-count="0" meta:object-count="0" meta:page-count="7" meta:paragraph-count="77" meta:word-count="2626" meta:character-count="15649" meta:non-whitespace-character-count="13107"/>
  </office:meta>
</office:document-meta>
</file>